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svg:font-family="Helvetica, Arial, sans-serif"/>
    <style:font-face style:name="Roboto" svg:font-family="Roboto, RobotoDraft,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Roboto" fo:font-size="15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Roboto" fo:font-size="15pt" fo:letter-spacing="normal" fo:font-style="normal" fo:font-weight="normal" officeooo:rsid="0020ce35" officeooo:paragraph-rsid="0020ce35"/>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Roboto" fo:font-size="15pt" fo:letter-spacing="normal" fo:font-style="normal" fo:font-weight="normal" officeooo:rsid="0024792d" officeooo:paragraph-rsid="0024792d"/>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Roboto" fo:font-size="15pt" fo:letter-spacing="normal" fo:font-style="normal" fo:font-weight="normal" officeooo:rsid="00649076" officeooo:paragraph-rsid="00649076"/>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Roboto" fo:font-size="15pt" fo:letter-spacing="normal" fo:font-style="italic" fo:font-weight="normal" style:font-style-asian="italic" style:font-style-complex="italic"/>
    </style:style>
    <style:style style:name="P6" style:family="paragraph" style:parent-style-name="Standard">
      <style:paragraph-properties fo:margin-left="0in" fo:margin-right="0in" fo:orphans="2" fo:widows="2" fo:text-indent="0in" style:auto-text-indent="false"/>
      <style:text-properties fo:font-variant="normal" fo:text-transform="none" fo:color="#000000" style:font-name="Arial" fo:font-size="11pt" fo:letter-spacing="normal" fo:font-style="normal" fo:font-weight="normal" officeooo:rsid="0027c343" officeooo:paragraph-rsid="0027c343" style:font-size-asian="10.5pt" style:font-style-asian="italic" style:font-style-complex="italic"/>
    </style:style>
    <style:style style:name="P7" style:family="paragraph" style:parent-style-name="Standard">
      <style:paragraph-properties fo:margin-left="0in" fo:margin-right="0in" fo:orphans="2" fo:widows="2" fo:text-indent="0in" style:auto-text-indent="false"/>
      <style:text-properties fo:font-variant="normal" fo:text-transform="none" fo:color="#4b4f56" style:font-name="Helvetica" fo:font-size="10.5pt" fo:letter-spacing="normal" fo:font-style="normal" fo:font-weight="normal" officeooo:rsid="0027c343" officeooo:paragraph-rsid="0027c343" style:font-style-asian="italic" style:font-style-complex="italic"/>
    </style:style>
    <style:style style:name="P8" style:family="paragraph" style:parent-style-name="Standard">
      <style:paragraph-properties fo:margin-left="0in" fo:margin-right="0in" fo:orphans="2" fo:widows="2" fo:text-indent="0in" style:auto-text-indent="false"/>
      <style:text-properties fo:font-variant="normal" fo:text-transform="none" fo:color="#4b4f56" style:font-name="Helvetica" fo:font-size="10.5pt" fo:letter-spacing="normal" fo:font-style="normal" fo:font-weight="normal" officeooo:rsid="0027c343" officeooo:paragraph-rsid="003b14bd" style:font-style-asian="italic" style:font-style-complex="italic"/>
    </style:style>
    <style:style style:name="P9" style:family="paragraph" style:parent-style-name="Standard">
      <style:paragraph-properties fo:margin-left="0in" fo:margin-right="0in" fo:orphans="2" fo:widows="2" fo:text-indent="0in" style:auto-text-indent="false"/>
      <style:text-properties fo:font-variant="normal" fo:text-transform="none" fo:color="#4b4f56" style:font-name="Helvetica" fo:font-size="10.5pt" fo:letter-spacing="normal" fo:font-style="normal" fo:font-weight="normal" officeooo:rsid="0027c343" officeooo:paragraph-rsid="00582162" style:font-style-asian="italic" style:font-style-complex="italic"/>
    </style:style>
    <style:style style:name="P10" style:family="paragraph" style:parent-style-name="Text_20_body">
      <style:paragraph-properties fo:margin-left="0in" fo:margin-right="0in" fo:orphans="2" fo:widows="2" fo:text-indent="0in" style:auto-text-indent="false"/>
      <style:text-properties fo:font-size="12pt" officeooo:rsid="0024792d" officeooo:paragraph-rsid="0024792d" style:font-size-asian="10.5pt"/>
    </style:style>
    <style:style style:name="P11" style:family="paragraph" style:parent-style-name="Text_20_body">
      <style:paragraph-properties fo:margin-left="0in" fo:margin-right="0in" fo:orphans="2" fo:widows="2" fo:text-indent="0in" style:auto-text-indent="false"/>
      <style:text-properties fo:font-size="12pt" officeooo:paragraph-rsid="002142b9" style:font-size-asian="10.5pt"/>
    </style:style>
    <style:style style:name="P12" style:family="paragraph" style:parent-style-name="Text_20_body">
      <style:paragraph-properties fo:margin-left="0in" fo:margin-right="0in" fo:orphans="2" fo:widows="2" fo:text-indent="0in" style:auto-text-indent="false"/>
      <style:text-properties fo:font-size="12pt" officeooo:paragraph-rsid="0022e521" style:font-size-asian="10.5pt"/>
    </style:style>
    <style:style style:name="P13" style:family="paragraph" style:parent-style-name="Text_20_body">
      <style:paragraph-properties fo:margin-left="0in" fo:margin-right="0in" fo:orphans="2" fo:widows="2" fo:text-indent="0in" style:auto-text-indent="false"/>
      <style:text-properties fo:font-size="12pt" officeooo:paragraph-rsid="002c2476" style:font-size-asian="10.5pt"/>
    </style:style>
    <style:style style:name="P14" style:family="paragraph" style:parent-style-name="Text_20_body">
      <style:paragraph-properties fo:margin-left="0in" fo:margin-right="0in" fo:orphans="2" fo:widows="2" fo:text-indent="0in" style:auto-text-indent="false"/>
      <style:text-properties fo:font-size="12pt" officeooo:paragraph-rsid="0050272c" style:font-size-asian="10.5pt"/>
    </style:style>
    <style:style style:name="P15" style:family="paragraph" style:parent-style-name="Text_20_body">
      <style:paragraph-properties fo:margin-left="0in" fo:margin-right="0in" fo:orphans="2" fo:widows="2" fo:text-indent="0in" style:auto-text-indent="false"/>
      <style:text-properties fo:font-size="12pt" officeooo:rsid="002142b9" officeooo:paragraph-rsid="002142b9" style:font-size-asian="10.5pt"/>
    </style:style>
    <style:style style:name="P16" style:family="paragraph" style:parent-style-name="Text_20_body">
      <style:paragraph-properties fo:margin-left="0in" fo:margin-right="0in" fo:orphans="2" fo:widows="2" fo:text-indent="0in" style:auto-text-indent="false"/>
      <style:text-properties fo:font-size="12pt" officeooo:rsid="002c2476" officeooo:paragraph-rsid="002da6c4" style:font-size-asian="10.5pt"/>
    </style:style>
    <style:style style:name="P17" style:family="paragraph" style:parent-style-name="Text_20_body">
      <style:text-properties fo:font-size="12pt" officeooo:rsid="002142b9" officeooo:paragraph-rsid="002142b9" style:font-size-asian="10.5pt"/>
    </style:style>
    <style:style style:name="P18" style:family="paragraph" style:parent-style-name="Text_20_body">
      <style:text-properties fo:font-size="12pt" officeooo:rsid="0022e521" officeooo:paragraph-rsid="0022e521" style:font-size-asian="10.5pt"/>
    </style:style>
    <style:style style:name="P19" style:family="paragraph" style:parent-style-name="Text_20_body">
      <style:text-properties fo:font-variant="normal" fo:text-transform="none" fo:color="#000000" style:font-name="Roboto" fo:font-size="12pt" fo:letter-spacing="normal" fo:font-style="normal" fo:font-weight="normal" officeooo:rsid="0022e521" officeooo:paragraph-rsid="0022e521" style:font-size-asian="10.5pt"/>
    </style:style>
    <style:style style:name="P20" style:family="paragraph" style:parent-style-name="Text_20_body">
      <style:text-properties fo:font-variant="normal" fo:text-transform="none" fo:color="#000000" style:font-name="Roboto" fo:font-size="12pt" fo:letter-spacing="normal" fo:font-style="normal" fo:font-weight="normal" officeooo:rsid="0022e521" officeooo:paragraph-rsid="0050272c" style:font-size-asian="10.5pt"/>
    </style:style>
    <style:style style:name="P21" style:family="paragraph" style:parent-style-name="Text_20_body">
      <style:text-properties fo:font-variant="normal" fo:text-transform="none" fo:color="#000000" style:font-name="Roboto" fo:font-size="15pt" fo:letter-spacing="normal" fo:font-style="normal" fo:font-weight="normal" officeooo:paragraph-rsid="0023d7a2"/>
    </style:style>
    <style:style style:name="P22" style:family="paragraph" style:parent-style-name="Standard">
      <style:paragraph-properties fo:margin-left="0in" fo:margin-right="0in" fo:orphans="2" fo:widows="2" fo:text-indent="0in" style:auto-text-indent="false"/>
      <style:text-properties fo:font-variant="normal" fo:text-transform="none" fo:color="#000000" style:font-name="Roboto" fo:font-size="15pt" fo:letter-spacing="normal" fo:font-style="normal" fo:font-weight="normal" officeooo:rsid="00649076" officeooo:paragraph-rsid="00649076"/>
    </style:style>
    <style:style style:name="P23" style:family="paragraph" style:parent-style-name="Standard">
      <style:paragraph-properties fo:margin-left="0in" fo:margin-right="0in" fo:orphans="2" fo:widows="2" fo:text-indent="0in" style:auto-text-indent="false"/>
      <style:text-properties fo:font-variant="normal" fo:text-transform="none" fo:color="#000000" style:font-name="Roboto" fo:font-size="13pt" fo:letter-spacing="normal" fo:font-style="normal" fo:font-weight="normal" officeooo:rsid="006537ba" officeooo:paragraph-rsid="00660e7b"/>
    </style:style>
    <style:style style:name="P24" style:family="paragraph" style:parent-style-name="Standard">
      <style:paragraph-properties fo:margin-left="0in" fo:margin-right="0in" fo:orphans="2" fo:widows="2" fo:text-indent="0in" style:auto-text-indent="false"/>
      <style:text-properties fo:font-variant="normal" fo:text-transform="none" fo:color="#000000" style:font-name="Roboto" fo:font-size="13pt" fo:letter-spacing="normal" fo:font-style="normal" fo:font-weight="normal" officeooo:rsid="00660e7b" officeooo:paragraph-rsid="00660e7b"/>
    </style:style>
    <style:style style:name="T1" style:family="text">
      <style:text-properties fo:font-variant="normal" fo:text-transform="none" fo:color="#000000" style:font-name="Roboto" fo:letter-spacing="normal" fo:font-style="normal" fo:font-weight="normal"/>
    </style:style>
    <style:style style:name="T2" style:family="text">
      <style:text-properties fo:font-variant="normal" fo:text-transform="none" fo:color="#000000" style:font-name="Roboto" fo:letter-spacing="normal" fo:font-style="normal" fo:font-weight="normal" officeooo:rsid="002142b9"/>
    </style:style>
    <style:style style:name="T3" style:family="text">
      <style:text-properties fo:font-variant="normal" fo:text-transform="none" fo:color="#000000" style:font-name="Roboto" fo:letter-spacing="normal" fo:font-style="normal" fo:font-weight="normal" officeooo:rsid="0023d7a2"/>
    </style:style>
    <style:style style:name="T4" style:family="text">
      <style:text-properties fo:font-variant="normal" fo:text-transform="none" fo:color="#000000" style:font-name="Roboto" fo:letter-spacing="normal" fo:font-style="normal" fo:font-weight="normal" officeooo:rsid="0024792d"/>
    </style:style>
    <style:style style:name="T5" style:family="text">
      <style:text-properties officeooo:rsid="002142b9"/>
    </style:style>
    <style:style style:name="T6" style:family="text">
      <style:text-properties officeooo:rsid="0022e521"/>
    </style:style>
    <style:style style:name="T7" style:family="text">
      <style:text-properties officeooo:rsid="0027eee6"/>
    </style:style>
    <style:style style:name="T8" style:family="text">
      <style:text-properties officeooo:rsid="00297a7b"/>
    </style:style>
    <style:style style:name="T9" style:family="text">
      <style:text-properties officeooo:rsid="002da6c4"/>
    </style:style>
    <style:style style:name="T10" style:family="text">
      <style:text-properties officeooo:rsid="0031a395"/>
    </style:style>
    <style:style style:name="T11" style:family="text">
      <style:text-properties officeooo:rsid="003a8291"/>
    </style:style>
    <style:style style:name="T12" style:family="text">
      <style:text-properties officeooo:rsid="003d065d"/>
    </style:style>
    <style:style style:name="T13" style:family="text">
      <style:text-properties fo:color="#000000" style:font-name="Arial" fo:font-size="11pt" style:font-size-asian="10.5pt"/>
    </style:style>
    <style:style style:name="T14" style:family="text">
      <style:text-properties fo:color="#000000" style:font-name="Arial" fo:font-size="11pt" officeooo:rsid="00448d80" style:font-size-asian="10.5pt"/>
    </style:style>
    <style:style style:name="T15" style:family="text">
      <style:text-properties fo:color="#000000" style:font-name="Arial" fo:font-size="11pt" officeooo:rsid="0047d361" style:font-size-asian="10.5pt"/>
    </style:style>
    <style:style style:name="T16" style:family="text">
      <style:text-properties fo:color="#000000" style:font-name="Arial" fo:font-size="11pt" officeooo:rsid="00582162" style:font-size-asian="10.5pt"/>
    </style:style>
    <style:style style:name="T17" style:family="text">
      <style:text-properties fo:color="#000000" style:font-name="Arial" fo:font-size="11pt" officeooo:rsid="005b7c7d" style:font-size-asian="10.5pt"/>
    </style:style>
    <style:style style:name="T18" style:family="text">
      <style:text-properties fo:color="#000000" style:font-name="Arial" fo:font-size="11pt" officeooo:rsid="005d19c9" style:font-size-asian="10.5pt"/>
    </style:style>
    <style:style style:name="T19" style:family="text">
      <style:text-properties fo:font-size="11pt" style:font-size-asian="10.5pt"/>
    </style:style>
    <style:style style:name="T20" style:family="text">
      <style:text-properties fo:font-size="11pt" officeooo:rsid="0028e342" style:font-size-asian="10.5pt"/>
    </style:style>
    <style:style style:name="T21" style:family="text">
      <style:text-properties fo:font-size="11pt" officeooo:rsid="0030a714" style:font-size-asian="10.5pt"/>
    </style:style>
    <style:style style:name="T22" style:family="text">
      <style:text-properties fo:font-size="11pt" officeooo:rsid="00435645" style:font-size-asian="10.5pt"/>
    </style:style>
    <style:style style:name="T23" style:family="text">
      <style:text-properties officeooo:rsid="0040de2d"/>
    </style:style>
    <style:style style:name="T24" style:family="text">
      <style:text-properties officeooo:rsid="004b465b"/>
    </style:style>
    <style:style style:name="T25" style:family="text">
      <style:text-properties officeooo:rsid="004be007"/>
    </style:style>
    <style:style style:name="T26" style:family="text">
      <style:text-properties officeooo:rsid="004cb646"/>
    </style:style>
    <style:style style:name="T27" style:family="text">
      <style:text-properties officeooo:rsid="00547f8f"/>
    </style:style>
    <style:style style:name="T28" style:family="text">
      <style:text-properties officeooo:rsid="006010f1"/>
    </style:style>
    <style:style style:name="T29" style:family="text">
      <style:text-properties officeooo:rsid="006057c5"/>
    </style:style>
    <style:style style:name="T30" style:family="text">
      <style:text-properties officeooo:rsid="00627f6e"/>
    </style:style>
    <style:style style:name="T31" style:family="text">
      <style:text-properties officeooo:rsid="00660e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tle/Occupation/Organization</text:p>
      <text:p text:style-name="P1"/>
      <text:p text:style-name="P2">Founder/Software Engineer/CrowdPublish.TV</text:p>
      <text:p text:style-name="P1"/>
      <text:p text:style-name="P1"/>
      <text:p text:style-name="P5">Describe yourself or provide link to website or biography</text:p>
      <text:p text:style-name="P5"/>
      <text:p text:style-name="P8">Lisa Schaefer is the <text:span text:style-name="T7">Founder &amp; Software Engineer</text:span> of CrowdPublish.TV, a platform where storytellers raise crowdfunding for stories about classy characters. <text:span text:style-name="T11">CrowdPublish.TV is part of the ASU Venture Devils program.</text:span> </text:p>
      <text:p text:style-name="P8"/>
      <text:p text:style-name="P9">Dr. <text:span text:style-name="T19">Schaefer is the writer-producer of Lisa's 80s Catholic High School Movie </text:span><text:span text:style-name="T20">and</text:span><text:span text:style-name="T19"> Budget Justified: The Waste, Fraud &amp; Abuse of Government Workers. </text:span><text:span text:style-name="T22">She</text:span><text:span text:style-name="T13"> encourage</text:span><text:span text:style-name="T14">s society to </text:span><text:span text:style-name="T15">support</text:span><text:span text:style-name="T13"> stories about </text:span><text:span text:style-name="T18">everyday leaders</text:span><text:span text:style-name="T13">, </text:span><text:span text:style-name="T16">especially women in tech.</text:span><text:span text:style-name="T13"> She created CrowdPublish.TV so other storytellers could grow </text:span><text:span text:style-name="T17">their</text:span><text:span text:style-name="T13"> business</text:span><text:span text:style-name="T17">es </text:span><text:span text:style-name="T18">and</text:span><text:span text:style-name="T13"> </text:span><text:span text:style-name="T18">inundate</text:span><text:span text:style-name="T13"> </text:span><text:span text:style-name="T18">society with </text:span><text:span text:style-name="T13">the antithesis to people who are famous for being famous. </text:span></text:p>
      <text:p text:style-name="P6"/>
      <text:p text:style-name="P7"><text:span text:style-name="T19">Dr. Schaefer earned her B.S.E., M.S., and Ph.D. in engineering from Arizona State University. </text:span><text:span text:style-name="T21">She</text:span><text:span text:style-name="T19"> was a simulation engine</text:span>er at <text:span text:style-name="T12">a think tank in Washington, DC and </text:span>taught <text:span text:style-name="T25">courses</text:span> at Marymount, American, and George Mason Universit<text:span text:style-name="T26">ies</text:span>. </text:p>
      <text:p text:style-name="P1"/>
      <text:p text:style-name="P5">Describe any speaking experience, including location and topic</text:p>
      <text:p text:style-name="P5"/>
      <text:p text:style-name="P10">ASU Venture Devils – Scottsdale, AZ – The antidote to Harvey Weinstein</text:p>
      <text:p text:style-name="P16">Publishing and Book Promotion – <text:span text:style-name="T10">Phoenix, AZ</text:span> – <text:span text:style-name="T9">Creative nonfiction: Women Engineers #metoo</text:span></text:p>
      <text:p text:style-name="P20">Fairfax Public Access Shows – Fairfax, VA – Panel discussions on Women in Tech, Host for Girls in Science, Future of Books</text:p>
      <text:p text:style-name="P14"><text:span text:style-name="T1">Rails Girls DC – </text:span><text:span text:style-name="T2">Washington, DC – </text:span><text:span text:style-name="T3">Women in Tech </text:span><text:span text:style-name="T4">panel</text:span></text:p>
      <text:p text:style-name="P11">Cascades Library – <text:span text:style-name="T5">Sterling, VA –</text:span> <text:span text:style-name="T8">Creative nonfiction: Women Engineers #metoo</text:span></text:p>
      <text:p text:style-name="P11">Ignite DC – <text:span text:style-name="T5">Washington, DC – The Future of Libraries</text:span></text:p>
      <text:p text:style-name="P13">DC Film Alliance – <text:span text:style-name="T5">Washington, DC – Creative nonfiction: Women Engineers #metoo</text:span></text:p>
      <text:p text:style-name="P11">Digital Capital Week – <text:span text:style-name="T5">Washington, DC</text:span> – <text:span text:style-name="T23">The Future of Books</text:span></text:p>
      <text:p text:style-name="P11">Net Squared – <text:span text:style-name="T5">Fairfax, VA – The Future of Books</text:span></text:p>
      <text:p text:style-name="P11">Ruby Users Group – <text:span text:style-name="T5">Arlington, VA – Turn your web application into a business</text:span></text:p>
      <text:p text:style-name="P15">Ruby Users Group – Washington, DC – <text:span text:style-name="T8">Get users to upload media to your</text:span> web application</text:p>
      <text:p text:style-name="P13">American Association of University Women – <text:span text:style-name="T5">Vienna, VA – Creative nonfiction: <text:s/>Women Engineers #metoo</text:span></text:p>
      <text:p text:style-name="P11">Women’s National Art Museum – <text:span text:style-name="T5">Washington, DC – The Future of TV</text:span></text:p>
      <text:p text:style-name="P11"><text:soft-page-break/>Podcast Alliance – <text:span text:style-name="T5">Falls Church, VA – Put your business presence into virtual worlds</text:span></text:p>
      <text:p text:style-name="P12">Winter Simulation Conference – <text:span text:style-name="T6">San Diego, CA – Driverless taxi system</text:span></text:p>
      <text:p text:style-name="P12">Advanced Simulation Technologies – <text:span text:style-name="T6">Boston, MA – Traffic simulation modeling </text:span></text:p>
      <text:p text:style-name="P12">The MITRE Corporation – <text:span text:style-name="T6">McLean, VA – Air traffic simulation modeling</text:span></text:p>
      <text:p text:style-name="P12">Federal Highway Administration – <text:span text:style-name="T6">McLean, VA – Traffic simulation modeling</text:span></text:p>
      <text:p text:style-name="P12">RAND Corporation – <text:span text:style-name="T6">Santa Monica, CA - Traffic simulation modeling</text:span></text:p>
      <text:p text:style-name="P12">Aerospace Corporation – <text:span text:style-name="T6">El Segundo, CA - Traffic simulation modeling</text:span></text:p>
      <text:p text:style-name="P12">Ford Motor Company – <text:span text:style-name="T6">Dearborn, MI - Traffic simulation modeling</text:span></text:p>
      <text:p text:style-name="P12">General Motors – <text:span text:style-name="T6">Warren, MI - Traffic simulation modeling</text:span></text:p>
      <text:p text:style-name="P12">National Institute of Standards &amp; Technology – <text:span text:style-name="T6">Gaithersburg, MD - Traffic simulation modeling</text:span></text:p>
      <text:p text:style-name="P12">Xi’an Jiaotong University – <text:span text:style-name="T6">Xi’an, China – Air traffic simulation modeling</text:span></text:p>
      <text:p text:style-name="P12">University of Toronto &amp; over 20 U.S. universities - <text:span text:style-name="T6">Traffic simulation modeling</text:span></text:p>
      <text:p text:style-name="P17">ASU – Intro to Engineering –<text:span text:style-name="T6"> semester course</text:span></text:p>
      <text:p text:style-name="P17">SMCC – Engineering Mechanics – semester course</text:p>
      <text:p text:style-name="P17">SCC – Engineering Mechanics, Intro to Engineering – <text:span text:style-name="T6">semester course</text:span></text:p>
      <text:p text:style-name="P18">Marymount University – Statistics – semester course</text:p>
      <text:p text:style-name="P19">George Mason University – Ruby software engineering – semester course</text:p>
      <text:p text:style-name="P21"/>
      <text:p text:style-name="P1"/>
      <text:p text:style-name="P4">How does your studies/endeavors impact the future of your field? *</text:p>
      <text:p text:style-name="P23"><text:span text:style-name="T31">We’re inventing </text:span>Interactive TV. <text:span text:style-name="T31">We</text:span> bring people together from different cultures <text:span text:style-name="T31">to have</text:span> <text:span text:style-name="T31">meaningful</text:span> <text:span text:style-name="T31">discussions about research and service projects not only at ASU but around the world. The future of edutainment will feel like you’re experiencing the presence of knowledgeable people even when they’re physically on the other side of the world.</text:span></text:p>
      <text:p text:style-name="P4"/>
      <text:p text:style-name="P4">In as few words as possible, what is the essence of the idea you are trying to share? *</text:p>
      <text:p text:style-name="P4"/>
      <text:p text:style-name="P24">People to People ambassadorship through live technology.</text:p>
      <text:p text:style-name="P4"/>
      <text:p text:style-name="P4">Why is a TEDx talk the best format to showcase your idea? *</text:p>
      <text:p text:style-name="P24"><text:soft-page-break/>Because Interactive TV isn’t about trying to get venture capital then abandoning the business. It’s about how people will share ideas socially and professionally throughout my lifetime and beyond.</text:p>
      <text:p text:style-name="P4"/>
      <text:p text:style-name="P4"/>
      <text:p text:style-name="P1"/>
      <text:p text:style-name="P5">Why would this topic be of interest to our attendees?</text:p>
      <text:p text:style-name="P1"/>
      <text:p text:style-name="P3">The attendees and their network can Be the Change <text:span text:style-name="T30">of culture and media</text:span> <text:span text:style-name="T24">by talking about and sharing stories about Classy Characters</text:span>.</text:p>
      <text:p text:style-name="P1"/>
      <text:p text:style-name="P1"/>
      <text:p text:style-name="P5">How does this talk fit into our theme of "Voices"?</text:p>
      <text:p text:style-name="P1"/>
      <text:p text:style-name="P3">Society needs to <text:span text:style-name="T28">amplify more voices of</text:span> <text:span text:style-name="T29">classy characters</text:span> who are <text:span text:style-name="T27">role models and everyday leaders, rather than people who are famous for being famous</text:spa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Helvetica" svg:font-family="Helvetica, Arial, sans-serif"/>
    <style:font-face style:name="Roboto" svg:font-family="Roboto, RobotoDraft,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0:19:44.158266943</meta:creation-date>
    <dc:date>2019-01-31T17:15:41.368790066</dc:date>
    <meta:editing-duration>P3DT8H32M20S</meta:editing-duration>
    <meta:editing-cycles>62</meta:editing-cycles>
    <meta:generator>LibreOffice/5.1.6.2$Linux_X86_64 LibreOffice_project/10m0$Build-2</meta:generator>
    <meta:document-statistic meta:table-count="0" meta:image-count="0" meta:object-count="0" meta:page-count="3" meta:paragraph-count="47" meta:word-count="633" meta:character-count="4349" meta:non-whitespace-character-count="3704"/>
  </office:meta>
</office:document-meta>
</file>